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fo:font-size="18pt" style:text-underline-style="none" style:font-size-asian="18pt" style:font-size-complex="18pt"/>
    </style:style>
    <style:style style:name="P2" style:family="paragraph" style:parent-style-name="Text_20_body">
      <style:paragraph-properties fo:text-align="start" style:justify-single-word="false"/>
      <style:text-properties style:text-underline-style="none"/>
    </style:style>
    <style:style style:name="P3" style:family="paragraph" style:parent-style-name="Text_20_body" style:list-style-name="L1" style:master-page-name="">
      <style:paragraph-properties fo:margin-top="0cm" fo:margin-bottom="0.212cm" fo:text-align="start" style:justify-single-word="false" style:page-number="auto"/>
      <style:text-properties fo:font-size="14pt" style:text-underline-style="none" fo:font-weight="bold" style:font-size-asian="14pt" style:font-weight-asian="bold" style:font-size-complex="14pt" style:font-weight-complex="bold"/>
    </style:style>
    <style:style style:name="P4" style:family="paragraph" style:parent-style-name="Text_20_body" style:list-style-name="L1">
      <style:paragraph-properties fo:margin-top="0cm" fo:margin-bottom="0.212cm" fo:text-align="start" style:justify-single-word="false"/>
    </style:style>
    <style:style style:name="P5" style:family="paragraph" style:parent-style-name="Text_20_body" style:list-style-name="L1">
      <style:paragraph-properties fo:margin-top="0cm" fo:margin-bottom="0.212cm" fo:text-align="start" style:justify-single-word="false"/>
      <style:text-properties style:text-underline-style="none"/>
    </style:style>
    <style:style style:name="P6" style:family="paragraph" style:parent-style-name="Text_20_body" style:list-style-name="L1">
      <style:paragraph-properties fo:margin-top="0cm" fo:margin-bottom="0.212cm" fo:text-align="start" style:justify-single-word="false"/>
      <style:text-properties style:text-underline-style="solid" style:text-underline-width="auto" style:text-underline-color="font-color"/>
    </style:style>
    <style:style style:name="P7" style:family="paragraph" style:parent-style-name="Text_20_body" style:list-style-name="L1">
      <style:paragraph-properties fo:margin-top="0cm" fo:margin-bottom="0.212cm" fo:text-align="start" style:justify-single-word="false"/>
      <style:text-properties fo:font-style="normal" style:text-underline-style="none" style:font-style-asian="normal" style:font-style-complex="normal"/>
    </style:style>
    <style:style style:name="T1" style:family="text">
      <style:text-properties style:text-underline-style="none"/>
    </style:style>
    <style:style style:name="T2" style:family="text">
      <style:text-properties fo:font-size="14pt" style:text-underline-style="none" fo:font-weight="bold" style:font-size-asian="14pt" style:font-weight-asian="bold" style:font-size-complex="14pt" style:font-weight-complex="bold"/>
    </style:style>
    <style:style style:name="T3" style:family="text">
      <style:text-properties fo:font-size="22pt" style:font-size-asian="22pt" style:font-size-complex="2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3">I</text:span>NTRODUCCIÓN.</text:h>
      <text:p text:style-name="P2"/>
      <text:list xml:id="list3323519341131677354" text:style-name="L1">
        <text:list-item>
          <text:p text:style-name="P3">Caso de uso del sistema.</text:p>
          <text:list>
            <text:list-header>
              <text:p text:style-name="P5">El sistema se inicia en un apartado de login, donde se deberá identificar el sujeto. Una vez identificado el sujeto, el sistema se divide en dos posibles usos, Administrador y Usuario.</text:p>
              <text:list>
                <text:list-item>
                  <text:p text:style-name="P5">Administrador. </text:p>
                  <text:list>
                    <text:list-item>
                      <text:p text:style-name="P5">Crear un nuevo torneo de uno de los juegos registrados en la base de datos con los jugadores que previamente se han marcado como disponibles para dicho juego en una fecha concreta.</text:p>
                    </text:list-item>
                    <text:list-item>
                      <text:p text:style-name="P5">Añadir nuevos juegos a la base de datos, así como modificar los ya existentes.</text:p>
                    </text:list-item>
                    <text:list-item>
                      <text:p text:style-name="P5">Gestionar los usuario, eliminando a los posibles usuarios conflictivos o inactivos.</text:p>
                    </text:list-item>
                  </text:list>
                </text:list-item>
                <text:list-item>
                  <text:p text:style-name="P5">Usuario.</text:p>
                  <text:list>
                    <text:list-item>
                      <text:p text:style-name="P5">Marcarse y desmarcarse como disponible para los distintos juegos en las distintas fechas.</text:p>
                    </text:list-item>
                    <text:list-item>
                      <text:p text:style-name="P5">Modificar sus datos de usuario, así como darse de baja en el sistema.</text:p>
                      <text:p text:style-name="P5"/>
                      <text:p text:style-name="P5"/>
                      <text:p text:style-name="P5"/>
                    </text:list-item>
                  </text:list>
                </text:list-item>
              </text:list>
            </text:list-header>
          </text:list>
        </text:list-item>
        <text:list-item>
          <text:p text:style-name="P4"><text:span text:style-name="T2">Requisitos funcionales.</text:span><text:span text:style-name="T1"><text:tab/></text:span></text:p>
          <text:list>
            <text:list-item>
              <text:p text:style-name="P6">RRFF Generales.</text:p>
              <text:list>
                <text:list-item>
                  <text:p text:style-name="P5">Login.</text:p>
                  <text:list>
                    <text:list-item>
                      <text:p text:style-name="P5">El sujeto se encuentra antes un formulario en el que se deben rellenar los datos de nombre, contraseña.</text:p>
                    </text:list-item>
                    <text:list-item>
                      <text:p text:style-name="P7">Si existe un error en alguno de los campos requeridos el sistema nos los marca, indicándonos el posible error (nombre inexistente, contraseña incorrecta, campo vacío), dándonos la opción de modificar los datos y volver a intentarlo o abandonar el sistema. *</text:p>
                    </text:list-item>
                    <text:list-item>
                      <text:p text:style-name="P5">Si el login se realiza correctamente se abre una ventana nueva en la que el sujeto tiene dos posibles ventanas.</text:p>
                      <text:p text:style-name="P5"/>
                    </text:list-item>
                  </text:list>
                </text:list-item>
              </text:list>
            </text:list-item>
            <text:list-item>
              <text:p text:style-name="P6">RRFF Administrador.</text:p>
              <text:list>
                <text:list-item>
                  <text:p text:style-name="P5">Crear torneo.</text:p>
                  <text:list>
                    <text:list-item>
                      <text:p text:style-name="P5">Se abre un formulario en la que el administrador encuentra un desplegable con los distintos juegos disponibles y un calendario, dependiendo del juego seleccionado y la fecha se le habilitará el botón de CREAR, que dependerá de si hay suficientes participantes marcados para la fecha señalada.</text:p>
                      <text:list>
                        <text:list-item>
                          <text:list>
                            <text:list-item>
                              <text:list>
                                <text:list-header>
                                  <text:p text:style-name="P5"/>
                                </text:list-header>
                              </text:list>
                            </text:list-item>
                          </text:list>
                        </text:list-item>
                      </text:list>
                    </text:list-item>
                  </text:list>
                </text:list-item>
                <text:list-item>
                  <text:p text:style-name="P5"><text:soft-page-break/>Gestionar juegos.</text:p>
                  <text:list>
                    <text:list-item>
                      <text:p text:style-name="P5">Se abre un formulario con un desplegable en el que podemos seleccionar un juego ya existente para poder modificarlo o podemos seleccionar “Crear juego nuevo”, donde se desplegará otro formulario donde indicaremos todos los valores del nuevo juego.</text:p>
                    </text:list-item>
                  </text:list>
                </text:list-item>
                <text:list-item>
                  <text:p text:style-name="P5">Gestionar usuarios.</text:p>
                  <text:list>
                    <text:list-item>
                      <text:p text:style-name="P5">Se muestra un listado de todos los usuarios en el que el administrador podrá gestionar sus cuentas, pudiendo marcar en un checkbox a dichos usuarios. Al seleccionar algún usuario, se activará el botón ELIMINAR, que al pulsarlo eliminaremos a dicho usuario, previa confirmación.</text:p>
                    </text:list-item>
                  </text:list>
                </text:list-item>
              </text:list>
            </text:list-item>
            <text:list-item>
              <text:p text:style-name="P6">RRFF Usuario.</text:p>
              <text:list>
                <text:list-item>
                  <text:p text:style-name="P5">Inscribirse en <text:s/>torneo.</text:p>
                  <text:list>
                    <text:list-item>
                      <text:p text:style-name="P5">Se presenta un formulario en el que el usuario podrá ver todos los torneos de todos los juegos disponibles y podrá agregarse a los que desee.</text:p>
                    </text:list-item>
                  </text:list>
                </text:list-item>
                <text:list-item>
                  <text:p text:style-name="P5">Darse de baja en torneo.</text:p>
                  <text:list>
                    <text:list-item>
                      <text:p text:style-name="P5">Formulario para que el usuario pueda darse de baja de un torneo en el que previamente se haya agregado.</text:p>
                    </text:list-item>
                  </text:list>
                </text:list-item>
                <text:list-item>
                  <text:p text:style-name="P5">Gestionar cuenta.</text:p>
                  <text:list>
                    <text:list-item>
                      <text:p text:style-name="P5">Formulario en el que el usuario puede modificar sus datos, inclusive dar de baja su cuenta.</text:p>
                      <text:list>
                        <text:list-item>
                          <text:list>
                            <text:list-header>
                              <text:p text:style-name="P5"/>
                            </text:list-header>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ctor Ruiz</meta:initial-creator>
    <meta:creation-date>2018-11-08T19:13:10.17</meta:creation-date>
    <dc:date>2018-11-09T19:39:20.38</dc:date>
    <dc:creator>Victor Ruiz</dc:creator>
    <meta:editing-duration>PT1H5M42S</meta:editing-duration>
    <meta:editing-cycles>3</meta:editing-cycles>
    <meta:generator>OpenOffice/4.1.5$Win32 OpenOffice.org_project/415m1$Build-9789</meta:generator>
    <meta:document-statistic meta:table-count="0" meta:image-count="0" meta:object-count="0" meta:page-count="2" meta:paragraph-count="30" meta:word-count="443" meta:character-count="2584"/>
  </office:meta>
</office:document-meta>
</file>